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Roboto1" svg:font-family="Roboto, Arial, sans-serif"/>
    <style:font-face style:name="Roboto" svg:font-family="Roboto, Helvetica, Arial, sans-serif"/>
    <style:font-face style:name="Source Code Pro" svg:font-family="'Source Code Pro', Menlo, Monaco, Consolas, 'Courier New'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815" officeooo:paragraph-rsid="001fc815"/>
    </style:style>
    <style:style style:name="P2" style:family="paragraph" style:parent-style-name="Standard">
      <style:text-properties fo:font-weight="bold" officeooo:rsid="001fc815" officeooo:paragraph-rsid="001fc815" style:font-weight-asian="bold" style:font-weight-complex="bold"/>
    </style:style>
    <style:style style:name="P3" style:family="paragraph" style:parent-style-name="Standard">
      <style:text-properties fo:font-weight="bold" officeooo:rsid="002648d6" officeooo:paragraph-rsid="002648d6" style:font-weight-asian="bold" style:font-weight-complex="bold"/>
    </style:style>
    <style:style style:name="P4" style:family="paragraph" style:parent-style-name="Standard">
      <style:text-properties officeooo:rsid="002648d6" officeooo:paragraph-rsid="002648d6"/>
    </style:style>
    <style:style style:name="P5" style:family="paragraph" style:parent-style-name="Standard">
      <style:text-properties fo:color="#ff3300" fo:font-size="18pt" fo:font-weight="bold" officeooo:paragraph-rsid="002648d6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648d6" officeooo:paragraph-rsid="002648d6" style:font-weight-asian="normal" style:font-weight-complex="normal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weight="normal" officeooo:paragraph-rsid="0022e87b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2648d6" officeooo:paragraph-rsid="002648d6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officeooo:paragraph-rsid="002498a3"/>
    </style:style>
    <style:style style:name="P11" style:family="paragraph" style:parent-style-name="Text_20_body">
      <style:paragraph-properties fo:text-align="justify" style:justify-single-word="false"/>
      <style:text-properties officeooo:paragraph-rsid="0024a54f"/>
    </style:style>
    <style:style style:name="P12" style:family="paragraph" style:parent-style-name="Text_20_body">
      <style:paragraph-properties fo:text-align="justify" style:justify-single-word="false"/>
      <style:text-properties officeooo:rsid="0024a54f" officeooo:paragraph-rsid="0024a54f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333333" style:font-name="Avenir Next" fo:font-size="11.25pt" fo:letter-spacing="normal" fo:font-style="normal" fo:font-weight="normal" officeooo:rsid="002648d6" officeooo:paragraph-rsid="002648d6" style:font-weight-asian="normal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fc815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221b52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Avenir Next" fo:font-size="11.25pt" fo:letter-spacing="normal" fo:font-style="normal" fo:font-weight="normal" style:font-weight-asian="normal" style:font-weight-complex="normal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Avenir Next" fo:font-size="11.25pt" fo:letter-spacing="normal" fo:font-style="normal" fo:font-weight="normal" officeooo:rsid="00278b3b" officeooo:paragraph-rsid="00278b3b" style:font-weight-asian="normal" style:font-weight-complex="normal"/>
    </style:style>
    <style:style style:name="P19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20" style:family="paragraph" style:parent-style-name="Heading_20_3">
      <style:paragraph-properties fo:text-align="justify" style:justify-single-word="false"/>
      <style:text-properties officeooo:rsid="001fc815" officeooo:paragraph-rsid="001fc815"/>
    </style:style>
    <style:style style:name="P21" style:family="paragraph" style:parent-style-name="Standard">
      <style:text-properties fo:font-weight="normal" officeooo:rsid="0024a54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ae4e6" officeooo:paragraph-rsid="002ae4e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b41d0" officeooo:paragraph-rsid="002b41d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08f54" officeooo:paragraph-rsid="00308f5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08f54" officeooo:paragraph-rsid="0033676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08f54" officeooo:paragraph-rsid="00346a29" style:font-weight-asian="normal" style:font-weight-complex="normal"/>
    </style:style>
    <style:style style:name="P27" style:family="paragraph" style:parent-style-name="Standard">
      <style:text-properties fo:font-variant="normal" fo:text-transform="none" fo:color="#314361" style:font-name="Liberation Serif" fo:font-size="12pt" fo:letter-spacing="normal" style:font-size-asian="12pt" style:font-size-complex="12pt"/>
    </style:style>
    <style:style style:name="P28" style:family="paragraph" style:parent-style-name="Standard">
      <style:text-properties fo:font-variant="normal" fo:text-transform="none" fo:color="#314361" style:font-name="Liberation Serif" fo:font-size="12pt" fo:letter-spacing="normal" officeooo:rsid="00278b3b" style:font-size-asian="12pt" style:font-size-complex="12pt"/>
    </style:style>
    <style:style style:name="P29" style:family="paragraph" style:parent-style-name="Standard">
      <style:text-properties fo:font-variant="normal" fo:text-transform="none" fo:color="#314361" style:font-name="Liberation Serif" fo:font-size="12pt" fo:letter-spacing="normal" officeooo:rsid="00278b3b" officeooo:paragraph-rsid="00278b3b" style:font-size-asian="12pt" style:font-size-complex="12pt"/>
    </style:style>
    <style:style style:name="P30" style:family="paragraph" style:parent-style-name="Standard">
      <style:text-properties fo:font-variant="normal" fo:text-transform="none" fo:color="#314361" style:font-name="Liberation Serif" fo:font-size="12pt" fo:letter-spacing="normal" officeooo:paragraph-rsid="0029565b" style:font-size-asian="12pt" style:font-size-complex="12pt"/>
    </style:style>
    <style:style style:name="P31" style:family="paragraph" style:parent-style-name="Standard">
      <style:text-properties fo:font-variant="normal" fo:text-transform="none" fo:color="#314361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800000" fo:font-weight="bol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800000" fo:font-size="18pt" fo:font-weight="bold" officeooo:rsid="002ae4e6" officeooo:paragraph-rsid="002ae4e6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2ae4e6" officeooo:paragraph-rsid="0031d14c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2ae4e6" officeooo:paragraph-rsid="0033676d" style:font-weight-asian="bold" style:font-weight-complex="bold"/>
    </style:style>
    <style:style style:name="P3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Avenir Next" fo:font-size="11.25pt" fo:letter-spacing="normal" fo:font-style="normal" fo:font-weight="normal" style:font-weight-asian="normal" style:font-weight-complex="normal"/>
    </style:style>
    <style:style style:name="P3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venir Next" fo:font-size="11.25pt" fo:letter-spacing="normal" fo:font-style="normal" style:text-underline-style="none" fo:font-weight="normal" officeooo:rsid="00278b3b" officeooo:paragraph-rsid="00278b3b" style:text-blinking="false" fo:background-color="#ffffff" style:font-weight-asian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.423cm" style:contextual-spacing="false" style:line-height-at-least="0.635cm" fo:orphans="2" fo:widows="2" fo:text-indent="0cm" style:auto-text-indent="false" fo:padding="0cm" fo:border="none"/>
    </style:style>
    <style:style style:name="P39" style:family="paragraph" style:parent-style-name="Text_20_body">
      <style:paragraph-properties fo:text-align="justify" style:justify-single-word="false"/>
      <style:text-properties fo:font-weight="normal" officeooo:rsid="0024a54f" officeooo:paragraph-rsid="0024a54f" style:font-weight-asian="normal" style:font-weight-complex="normal"/>
    </style:style>
    <style:style style:name="P40" style:family="paragraph" style:parent-style-name="Heading_20_3">
      <style:paragraph-properties fo:text-align="justify" style:justify-single-word="false"/>
      <style:text-properties fo:font-variant="normal" fo:text-transform="none" style:font-name="Roboto" fo:letter-spacing="normal" fo:font-style="normal" fo:font-weight="normal" officeooo:rsid="002b41d0" officeooo:paragraph-rsid="002b41d0" style:font-weight-asian="normal" style:font-weight-complex="normal"/>
    </style:style>
    <style:style style:name="P41" style:family="paragraph" style:parent-style-name="Heading_20_3">
      <style:paragraph-properties fo:text-align="justify" style:justify-single-word="false"/>
      <style:text-properties fo:font-variant="normal" fo:text-transform="none" style:font-name="Roboto" fo:letter-spacing="normal" fo:font-style="normal" fo:font-weight="normal" officeooo:rsid="00308f54" officeooo:paragraph-rsid="00308f54" style:font-weight-asian="normal" style:font-weight-complex="normal"/>
    </style:style>
    <style:style style:name="P42" style:family="paragraph" style:parent-style-name="Heading_20_3">
      <style:paragraph-properties fo:margin-left="0cm" fo:margin-right="0cm" fo:margin-top="0.635cm" fo:margin-bottom="0.635cm" style:contextual-spacing="false" style:line-height-at-least="1.058cm" fo:orphans="2" fo:widows="2" fo:text-indent="0cm" style:auto-text-indent="false" fo:padding="0cm" fo:border="none"/>
      <style:text-properties officeooo:paragraph-rsid="002cb1c5"/>
    </style:style>
    <style:style style:name="P43" style:family="paragraph" style:parent-style-name="Preformatted_20_Text">
      <style:paragraph-properties fo:orphans="2" fo:widows="2"/>
    </style:style>
    <style:style style:name="P44" style:family="paragraph" style:parent-style-name="Preformatted_20_Text">
      <style:paragraph-properties fo:margin-top="0cm" fo:margin-bottom="0.499cm" style:contextual-spacing="false" fo:orphans="2" fo:widows="2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46" style:family="paragraph" style:parent-style-name="Heading_20_2">
      <style:paragraph-properties fo:text-align="justify" style:justify-single-word="false"/>
      <style:text-properties fo:font-variant="normal" fo:text-transform="none" style:font-name="Roboto" fo:letter-spacing="normal" fo:font-style="normal" fo:font-weight="normal" officeooo:rsid="002b41d0" officeooo:paragraph-rsid="002b41d0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4627" style:font-weight-asian="bold" style:font-weight-complex="bold"/>
    </style:style>
    <style:style style:name="T4" style:family="text">
      <style:text-properties fo:font-weight="bold" officeooo:rsid="0029565b" style:font-weight-asian="bold" style:font-weight-complex="bold"/>
    </style:style>
    <style:style style:name="T5" style:family="text">
      <style:text-properties fo:font-variant="normal" fo:text-transform="none" fo:color="#4d8cf4" style:font-name="Source Code Pro" fo:font-size="12pt" fo:font-style="normal" fo:font-weight="normal" fo:background-color="#f5f5f5" loext:char-shading-value="0" style:font-weight-asian="normal" style:font-weight-complex="normal" fo:padding="0cm" fo:border="none"/>
    </style:style>
    <style:style style:name="T6" style:family="text">
      <style:text-properties fo:font-variant="normal" fo:text-transform="none" fo:color="#4d8cf4" style:font-name="Source Code Pro" fo:font-size="9.75pt" fo:letter-spacing="normal" fo:font-style="normal" fo:font-weight="bold" fo:background-color="#f5f5f5" loext:char-shading-value="0" style:font-weight-asian="bold" style:font-weight-complex="bold" fo:padding="0cm" fo:border="none"/>
    </style:style>
    <style:style style:name="T7" style:family="text">
      <style:text-properties fo:font-variant="normal" fo:text-transform="none" fo:color="#4d8cf4" style:font-name="Source Code Pro" fo:font-size="9.75pt" fo:letter-spacing="normal" fo:font-style="normal" fo:font-weight="bold" officeooo:rsid="0024a54f" fo:background-color="#f5f5f5" loext:char-shading-value="0" style:font-weight-asian="normal" style:font-weight-complex="normal" fo:padding="0cm" fo:border="none"/>
    </style:style>
    <style:style style:name="T8" style:family="text">
      <style:text-properties fo:font-variant="normal" fo:text-transform="none" fo:color="#4d8cf4" style:font-name="Source Code Pro" fo:font-size="9.75pt" fo:letter-spacing="normal" fo:font-style="normal" fo:background-color="#f5f5f5" loext:char-shading-value="0" fo:padding="0cm" fo:border="none"/>
    </style:style>
    <style:style style:name="T9" style:family="text">
      <style:text-properties fo:font-variant="normal" fo:text-transform="none" fo:color="#4d8cf4" style:font-name="Source Code Pro" fo:font-size="9.75pt" fo:letter-spacing="normal" fo:font-style="normal" fo:font-weight="normal" fo:background-color="#f5f5f5" loext:char-shading-value="0" style:font-weight-asian="normal" style:font-weight-complex="normal" fo:padding="0cm" fo:border="none"/>
    </style:style>
    <style:style style:name="T10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officeooo:rsid="00278b3b" style:text-blinking="false" fo:background-color="transparent" loext:char-shading-value="0"/>
    </style:style>
    <style:style style:name="T12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officeooo:rsid="001fc815" style:text-blinking="false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fo:color="#333333" style:font-name="Avenir Next" fo:font-size="11.25pt" fo:letter-spacing="normal" fo:font-style="normal"/>
    </style:style>
    <style:style style:name="T16" style:family="text">
      <style:text-properties fo:font-variant="normal" fo:text-transform="none" fo:color="#333333" style:font-name="Avenir Next" fo:font-size="11.25pt" fo:letter-spacing="normal" fo:font-style="normal" fo:font-weight="bold"/>
    </style:style>
    <style:style style:name="T17" style:family="text">
      <style:text-properties fo:font-variant="normal" fo:text-transform="none" fo:color="#333333" style:font-name="Avenir Next" fo:font-size="11.2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333333" style:font-name="Avenir Next" fo:font-size="11.25pt" fo:letter-spacing="normal" fo:font-style="normal" fo:font-weight="bold" officeooo:rsid="00221b52" style:font-weight-asian="bold" style:font-weight-complex="bold"/>
    </style:style>
    <style:style style:name="T19" style:family="text">
      <style:text-properties fo:font-variant="normal" fo:text-transform="none" fo:color="#333333" style:font-name="Avenir Next" fo:font-size="11.2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333333" style:font-name="Avenir Next" fo:font-size="11.25pt" fo:letter-spacing="normal" fo:font-style="normal" fo:font-weight="normal" officeooo:rsid="001fc815" style:font-weight-asian="normal" style:font-weight-complex="normal"/>
    </style:style>
    <style:style style:name="T21" style:family="text">
      <style:text-properties fo:font-variant="normal" fo:text-transform="none" fo:color="#333333" style:font-name="Avenir Next" fo:font-size="11.25pt" fo:letter-spacing="normal" fo:font-style="normal" fo:font-weight="normal" officeooo:rsid="00205d5f" style:font-weight-asian="normal" style:font-weight-complex="normal"/>
    </style:style>
    <style:style style:name="T22" style:family="text">
      <style:text-properties fo:font-variant="normal" fo:text-transform="none" fo:color="#333333" style:font-name="Avenir Next" fo:font-size="11.25pt" fo:letter-spacing="normal" fo:font-style="normal" fo:font-weight="normal" officeooo:rsid="00221b52" style:font-weight-asian="normal" style:font-weight-complex="normal"/>
    </style:style>
    <style:style style:name="T23" style:family="text">
      <style:text-properties fo:font-variant="normal" fo:text-transform="none" fo:color="#333333" style:font-name="Avenir Next" fo:font-size="11.25pt" fo:letter-spacing="normal" fo:font-style="normal" fo:font-weight="normal" officeooo:rsid="002498a3" style:font-weight-asian="normal" style:font-weight-complex="normal"/>
    </style:style>
    <style:style style:name="T24" style:family="text">
      <style:text-properties fo:font-variant="normal" fo:text-transform="none" fo:color="#333333" style:font-name="Avenir Next" fo:font-size="11.25pt" fo:letter-spacing="normal" fo:font-style="normal" fo:font-weight="normal" officeooo:rsid="0024a54f" style:font-weight-asian="normal" style:font-weight-complex="normal"/>
    </style:style>
    <style:style style:name="T25" style:family="text">
      <style:text-properties fo:font-variant="normal" fo:text-transform="none" fo:color="#333333" style:font-name="Avenir Next" fo:font-size="11.25pt" fo:letter-spacing="normal" fo:font-style="normal" officeooo:rsid="0022e87b"/>
    </style:style>
    <style:style style:name="T26" style:family="text">
      <style:text-properties fo:font-variant="normal" fo:text-transform="none" fo:color="#333333" fo:letter-spacing="normal"/>
    </style:style>
    <style:style style:name="T27" style:family="text">
      <style:text-properties fo:font-variant="normal" fo:text-transform="none" fo:color="#333333" fo:letter-spacing="normal" fo:font-weight="normal" style:font-weight-asian="normal" style:font-weight-complex="normal"/>
    </style:style>
    <style:style style:name="T28" style:family="text">
      <style:text-properties fo:font-variant="normal" fo:text-transform="none" fo:color="#333333" fo:letter-spacing="normal" fo:background-color="#fdfdfd" loext:char-shading-value="0" fo:padding="0.049cm" fo:border="0.06pt solid #dae0e7"/>
    </style:style>
    <style:style style:name="T29" style:family="text">
      <style:text-properties fo:font-variant="normal" fo:text-transform="none" fo:color="#333333" fo:letter-spacing="normal" fo:font-weight="bold" fo:background-color="#fdfdfd" loext:char-shading-value="0" style:font-weight-asian="bold" style:font-weight-complex="bold" fo:padding="0.049cm" fo:border="0.06pt solid #dae0e7"/>
    </style:style>
    <style:style style:name="T30" style:family="text">
      <style:text-properties fo:font-variant="normal" fo:text-transform="none" fo:color="#333333" fo:font-size="12pt" fo:letter-spacing="normal" fo:font-style="normal" fo:font-weight="normal" fo:background-color="#fdfdfd" loext:char-shading-value="0" fo:padding="0.049cm" fo:border="0.06pt solid #dae0e7"/>
    </style:style>
    <style:style style:name="T31" style:family="text">
      <style:text-properties fo:font-variant="normal" fo:text-transform="none" fo:color="#333333" fo:font-size="12pt" fo:letter-spacing="normal" fo:font-style="normal" fo:font-weight="bold" fo:background-color="#fdfdfd" loext:char-shading-value="0" fo:padding="0.049cm" fo:border="0.06pt solid #dae0e7"/>
    </style:style>
    <style:style style:name="T32" style:family="text">
      <style:text-properties fo:font-variant="normal" fo:text-transform="none" fo:color="#333333" fo:font-size="12pt" fo:letter-spacing="normal" fo:font-style="normal" fo:font-weight="bold" fo:background-color="#fdfdfd" loext:char-shading-value="0" style:font-weight-asian="bold" style:font-weight-complex="bold" fo:padding="0.049cm" fo:border="0.06pt solid #dae0e7"/>
    </style:style>
    <style:style style:name="T33" style:family="text">
      <style:text-properties fo:font-variant="normal" fo:text-transform="none" fo:color="#333333" style:font-name="monospace" fo:font-size="12pt" fo:letter-spacing="normal" fo:font-style="normal"/>
    </style:style>
    <style:style style:name="T34" style:family="text">
      <style:text-properties fo:font-variant="normal" fo:text-transform="none" fo:color="#333333" style:font-name="monospace" fo:font-size="12pt" fo:letter-spacing="normal" fo:font-style="normal" fo:font-weight="bold"/>
    </style:style>
    <style:style style:name="T35" style:family="text">
      <style:text-properties fo:font-variant="normal" fo:text-transform="none" fo:color="#333333" style:font-name="monospace" fo:font-size="12pt" fo:letter-spacing="normal" fo:font-style="normal" fo:font-weight="bold" officeooo:rsid="0030933f"/>
    </style:style>
    <style:style style:name="T36" style:family="text">
      <style:text-properties fo:font-variant="normal" fo:text-transform="none" fo:color="#333333" style:font-name="monospace" fo:font-size="12pt" fo:letter-spacing="normal" fo:font-style="normal" style:font-size-asian="18pt" style:font-size-complex="18pt"/>
    </style:style>
    <style:style style:name="T37" style:family="text">
      <style:text-properties fo:font-variant="normal" fo:text-transform="none" fo:color="#333333" style:font-name="monospace" fo:font-size="12pt" fo:letter-spacing="normal" fo:font-style="normal" officeooo:rsid="00346a29" style:font-size-asian="18pt" style:font-size-complex="18pt"/>
    </style:style>
    <style:style style:name="T38" style:family="text">
      <style:text-properties fo:font-variant="normal" fo:text-transform="none" fo:color="#26292e" style:text-line-through-style="none" style:text-line-through-type="none" style:font-name="Avenir Next" fo:font-size="13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ff3300" style:font-name="Source Code Pro" fo:font-size="9.75pt" fo:letter-spacing="normal" fo:font-style="normal" fo:font-weight="bold" fo:background-color="#f5f5f5" loext:char-shading-value="0" style:font-weight-asian="bold" style:font-weight-complex="bold" fo:padding="0cm" fo:border="none"/>
    </style:style>
    <style:style style:name="T40" style:family="text">
      <style:text-properties fo:font-variant="normal" fo:text-transform="none" fo:color="#4a86ef" fo:letter-spacing="normal" fo:font-style="normal" fo:font-weight="bold"/>
    </style:style>
    <style:style style:name="T41" style:family="text">
      <style:text-properties fo:font-variant="normal" fo:text-transform="none" fo:color="#314361" fo:letter-spacing="normal"/>
    </style:style>
    <style:style style:name="T42" style:family="text">
      <style:text-properties fo:font-variant="normal" fo:text-transform="none" fo:color="#314361" fo:letter-spacing="normal" fo:font-style="normal"/>
    </style:style>
    <style:style style:name="T43" style:family="text">
      <style:text-properties fo:font-variant="normal" fo:text-transform="none" fo:color="#314361" style:font-name="Liberation Serif" fo:font-size="12pt" fo:letter-spacing="normal" officeooo:rsid="00278b3b" style:font-size-asian="12pt" style:font-size-complex="12pt"/>
    </style:style>
    <style:style style:name="T44" style:family="text">
      <style:text-properties fo:font-variant="normal" fo:text-transform="none" fo:color="#f2576d" fo:letter-spacing="normal" fo:font-style="normal"/>
    </style:style>
    <style:style style:name="T45" style:family="text">
      <style:text-properties fo:font-variant="normal" fo:text-transform="none" style:use-window-font-color="true" style:font-name="Source Code Pro" fo:font-size="9.75pt" fo:letter-spacing="normal" fo:font-style="normal" fo:font-weight="normal" officeooo:rsid="0024a54f" fo:background-color="#f5f5f5" loext:char-shading-value="0" style:font-weight-asian="normal" style:font-weight-complex="normal" fo:padding="0cm" fo:border="none"/>
    </style:style>
    <style:style style:name="T46" style:family="text">
      <style:text-properties fo:font-variant="normal" fo:text-transform="none" style:font-name="Avenir Next" fo:font-style="normal"/>
    </style:style>
    <style:style style:name="T47" style:family="text">
      <style:text-properties fo:font-variant="normal" fo:text-transform="none" style:font-name="Roboto1" fo:font-size="10.5pt" fo:letter-spacing="normal" fo:font-style="normal" fo:font-weight="normal"/>
    </style:style>
    <style:style style:name="T48" style:family="text">
      <style:text-properties fo:font-variant="normal" fo:text-transform="none" style:font-name="Roboto1" fo:font-size="10.5pt" fo:letter-spacing="normal" fo:font-style="normal" fo:font-weight="bold" style:font-weight-asian="bold" style:font-weight-complex="bold"/>
    </style:style>
    <style:style style:name="T49" style:family="text">
      <style:text-properties fo:font-variant="normal" fo:text-transform="none" style:font-name="Roboto1" fo:font-size="10.5pt" fo:letter-spacing="normal" fo:font-style="normal" fo:font-weight="bold" officeooo:rsid="002cb1c5" style:font-weight-asian="bold" style:font-weight-complex="bold"/>
    </style:style>
    <style:style style:name="T50" style:family="text">
      <style:text-properties fo:font-variant="normal" fo:text-transform="none" style:font-name="Roboto1" fo:font-size="14pt" fo:letter-spacing="normal" fo:font-style="normal" fo:font-weight="bold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style:font-name="Roboto" fo:letter-spacing="normal" fo:font-style="normal" fo:font-weight="normal"/>
    </style:style>
    <style:style style:name="T52" style:family="text">
      <style:text-properties fo:font-variant="normal" fo:text-transform="none" fo:letter-spacing="normal"/>
    </style:style>
    <style:style style:name="T53" style:family="text">
      <style:text-properties fo:font-variant="normal" fo:text-transform="none" fo:letter-spacing="normal" fo:font-weight="bold" style:font-weight-asian="bold" style:font-weight-complex="bold"/>
    </style:style>
    <style:style style:name="T54" style:family="text">
      <style:text-properties fo:font-variant="normal" fo:text-transform="none" fo:color="#dd1144" fo:font-size="12pt" fo:letter-spacing="normal" fo:font-style="normal" fo:font-weight="normal" fo:background-color="#fdfdfd" loext:char-shading-value="0" fo:padding="0.049cm" fo:border="0.06pt solid #dae0e7"/>
    </style:style>
    <style:style style:name="T55" style:family="text">
      <style:text-properties fo:font-variant="normal" fo:text-transform="none" fo:color="#dd1144" fo:font-size="12pt" fo:letter-spacing="normal" fo:font-style="normal" fo:font-weight="bold" fo:background-color="#fdfdfd" loext:char-shading-value="0" style:font-weight-asian="bold" style:font-weight-complex="bold" fo:padding="0.049cm" fo:border="0.06pt solid #dae0e7"/>
    </style:style>
    <style:style style:name="T56" style:family="text">
      <style:text-properties fo:font-variant="normal" fo:text-transform="none" fo:color="#dd4a68" fo:font-size="12pt" fo:letter-spacing="normal" fo:font-style="normal" fo:font-weight="bold" fo:background-color="#fdfdfd" loext:char-shading-value="0" fo:padding="0.049cm" fo:border="0.06pt solid #dae0e7"/>
    </style:style>
    <style:style style:name="T57" style:family="text">
      <style:text-properties fo:font-variant="normal" fo:text-transform="none" fo:color="#008080" style:font-name="monospace" fo:font-size="12pt" fo:letter-spacing="normal" fo:font-style="normal"/>
    </style:style>
    <style:style style:name="T58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font-size="14pt" fo:letter-spacing="normal" fo:font-weight="bold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800000" fo:letter-spacing="normal" fo:font-weight="bold" style:font-weight-asian="bold" style:font-weight-complex="bold"/>
    </style:style>
    <style:style style:name="T61" style:family="text">
      <style:text-properties fo:font-variant="normal" fo:text-transform="none" fo:color="#000080" style:font-name="monospace" fo:font-size="12pt" fo:letter-spacing="normal" fo:font-style="normal"/>
    </style:style>
    <style:style style:name="T62" style:family="text">
      <style:text-properties fo:color="#4a8bfc" style:text-line-through-style="none" style:text-line-through-type="none" style:text-underline-style="none" fo:font-weight="bold" style:text-blinking="false" fo:background-color="#ffffff" loext:char-shading-value="0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4a54f" style:font-weight-asian="normal" style:font-weight-complex="normal"/>
    </style:style>
    <style:style style:name="T65" style:family="text">
      <style:text-properties fo:color="#ff3300"/>
    </style:style>
    <style:style style:name="T66" style:family="text">
      <style:text-properties fo:color="#ff3300" fo:font-weight="bold" style:font-weight-asian="bold" style:font-weight-complex="bold"/>
    </style:style>
    <style:style style:name="T67" style:family="text">
      <style:text-properties officeooo:rsid="002648d6" style:font-weight-asian="bold" style:font-weight-complex="bold"/>
    </style:style>
    <style:style style:name="T68" style:family="text">
      <style:text-properties fo:color="#6600cc" fo:font-weight="bold" style:font-weight-asian="bold" style:font-weight-complex="bold"/>
    </style:style>
    <style:style style:name="T69" style:family="text">
      <style:text-properties officeooo:rsid="00284627"/>
    </style:style>
    <style:style style:name="T70" style:family="text">
      <style:text-properties officeooo:rsid="00278b3b"/>
    </style:style>
    <style:style style:name="T71" style:family="text">
      <style:text-properties fo:color="#800000" fo:font-weight="bold" style:font-weight-asian="bold" style:font-weight-complex="bold"/>
    </style:style>
    <style:style style:name="T72" style:family="text">
      <style:text-properties fo:color="#800000" fo:font-size="18pt" style:font-size-asian="18pt" style:font-size-complex="18pt"/>
    </style:style>
    <style:style style:name="T73" style:family="text">
      <style:text-properties fo:color="#800000" fo:font-size="18pt" officeooo:rsid="0031d14c" style:font-size-asian="18pt" style:font-size-complex="18pt"/>
    </style:style>
    <style:style style:name="T74" style:family="text">
      <style:text-properties fo:color="#800000" fo:font-size="18pt" officeooo:rsid="0033676d" style:font-size-asian="18pt" style:font-size-complex="18pt"/>
    </style:style>
    <style:style style:name="T75" style:family="text">
      <style:text-properties fo:color="#800000" fo:font-size="18pt" officeooo:rsid="00346a29" style:font-size-asian="18pt" style:font-size-complex="18pt"/>
    </style:style>
    <style:style style:name="T76" style:family="text">
      <style:text-properties officeooo:rsid="0031d1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120</text:p>
      <text:p text:style-name="P1"><text:a xlink:type="simple" xlink:href="http://ionicframework.com/docs/api/components/slides/Slides/">http://ionicframework.com/docs/api/components/slides/Slides/</text:a></text:p>
      <text:p text:style-name="P1"/>
      <text:p text:style-name="P1"/>
      <text:h text:style-name="P20" text:outline-level="3"><text:span text:style-name="Source_20_Text"><text:span text:style-name="T5">ion-slides</text:span></text:span></text:h>
      <text:p text:style-name="P14"><text:a xlink:type="simple" xlink:href="http://github.com/ionic-team/ionic/edit/master/src/components/slides/slides.ts#L21"><text:span text:style-name="T12">Improve this doc</text:span></text:a></text:p>
      <text:p text:style-name="P17"/>
      <text:p text:style-name="P15"><text:span text:style-name="T19">El componente de </text:span><text:span text:style-name="T17">Slides</text:span><text:span text:style-name="T20">(</text:span><text:span text:style-name="T21">dispositivas</text:span><text:span text:style-name="T20">)</text:span><text:span text:style-name="T19"> es un contenedor de varias secciones. Cada sección se puede deslizar o arrastrar . Contiene cualquier número </text:span><text:a xlink:type="simple" xlink:href="http://ionicframework.com/docs/api/components/slides/Slide">s</text:a><text:span text:style-name="T14">lides</text:span><text:span text:style-name="T27"> </text:span><text:span text:style-name="T19">.</text:span></text:p>
      <text:h text:style-name="P19" text:outline-level="3"><text:a xlink:type="simple" xlink:href="http://ionicframework.com/docs/api/components/slides/Slides/#creating" office:name="creating"><text:span text:style-name="T38">Creating</text:span></text:a></text:h>
      <text:p text:style-name="P16"><text:span text:style-name="T19">Debe utilizar una plantilla para crear slides y escuchar los eventos de slides. La plantilla debe contener el contenedor de slides, un </text:span><text:span text:style-name="Source_20_Text"><text:span text:style-name="T9"> </text:span></text:span><text:span text:style-name="T19">elemento </text:span><text:span text:style-name="Source_20_Text"><text:span text:style-name="T9">&lt;ion-slides&gt;</text:span></text:span><text:span text:style-name="T19"> y cualquier número de </text:span><text:span text:style-name="T17">componentes de </text:span><text:span text:style-name="T18">slide</text:span><text:span text:style-name="T19">, escritos como </text:span><text:span text:style-name="Source_20_Text"><text:span text:style-name="T9">&lt;ion-slide&gt;</text:span></text:span><text:span text:style-name="T19">. Los valores de configuración <text:s/>se pueden configurar como propiedades de entrada, que se enumeran a continuación. Los eventos de slides también se pueden escuchar, como cambiando </text:span><text:span text:style-name="T22">slide </text:span><text:span text:style-name="T19">colocando el evento en el elemento </text:span><text:span text:style-name="Source_20_Text"><text:span text:style-name="T9">&lt;ion-slides&gt;</text:span></text:span><text:span text:style-name="T19">. Consulte el </text:span><text:a xlink:type="simple" xlink:href="http://ionicframework.com/docs/api/components/slides/Slides/#usage"><text:span text:style-name="T13">apartado Uso más</text:span></text:a><text:span text:style-name="T19">abajo para obtener más información.</text:span></text:p>
      <text:h text:style-name="P19" text:outline-level="3"><text:a xlink:type="simple" xlink:href="http://ionicframework.com/docs/api/components/slides/Slides/#navigating" office:name="navigating"><text:span text:style-name="T38">Navigating</text:span></text:a></text:h>
      <text:p text:style-name="P17"/>
      <text:p text:style-name="P8"><text:span text:style-name="T15">Después de crear y configurar </text:span><text:span text:style-name="T25">los slides</text:span><text:span text:style-name="T15">, puede navegar entre ell</text:span><text:span text:style-name="T25">o</text:span><text:span text:style-name="T15">s mediante métodos de </text:span><text:span text:style-name="T17">swiping </text:span><text:span text:style-name="T15">o de llamada en la instancia </text:span><text:span text:style-name="Source_20_Text"><text:span text:style-name="T8">Slides</text:span></text:span><text:span text:style-name="T15">. Puede llamar </text:span><text:span text:style-name="Source_20_Text"><text:span text:style-name="T6">slideTo()</text:span></text:span><text:span text:style-name="Source_20_Text"><text:span text:style-name="T8"> </text:span></text:span><text:span text:style-name="T15">para navegar a un </text:span><text:span text:style-name="T25">slide </text:span><text:span text:style-name="T15">específic</text:span><text:span text:style-name="T25">o</text:span><text:span text:style-name="T15"> o </text:span><text:span text:style-name="Source_20_Text"><text:span text:style-name="T6">slideNext()</text:span></text:span><text:span text:style-name="T15">para cambiar a</text:span><text:span text:style-name="T25">l slide </text:span><text:span text:style-name="T15">que sigue a</text:span><text:span text:style-name="T25">l slide </text:span><text:span text:style-name="T15">activ</text:span><text:span text:style-name="T25">o</text:span><text:span text:style-name="T15">.  A continuación se enumeran todos los </text:span><text:a xlink:type="simple" xlink:href="http://ionicframework.com/docs/api/components/slides/Slides/#instance-members"><text:span text:style-name="T10">métodos</text:span></text:a><text:span text:style-name="T15"> proporcionados por la instancia </text:span><text:span text:style-name="Source_20_Text"><text:span text:style-name="T8">Slides</text:span></text:span><text:span text:style-name="T15">. Consulte </text:span><text:a xlink:type="simple" xlink:href="http://ionicframework.com/docs/api/components/slides/Slides/#usage"><text:span text:style-name="T10">Uso más</text:span></text:a><text:span text:style-name="T15">abajo para obtener más información sobre la navegación entre diapositivas.</text:span></text:p>
      <text:p text:style-name="P39">Uso</text:p>
      <text:p text:style-name="P11"><text:span text:style-name="T16">You can add slides to a </text:span><text:span text:style-name="T26"> </text:span><text:span text:style-name="T16">using the following template:</text:span></text:p>
      <text:p text:style-name="Standard"><text:span text:style-name="T24">Puede agregar slides a un </text:span><text:span text:style-name="Source_20_Text"><text:span text:style-name="T7">@Component </text:span></text:span><text:span text:style-name="Source_20_Text"><text:span text:style-name="T45">usando el siguiente template</text:span></text:span><text:span text:style-name="T63"><text:line-break/></text:span><text:span text:style-name="T64">&lt;ion-slides&gt; </text:span></text:p>
      <text:p text:style-name="P21"><text:s text:c="2"/>&lt;ion-slide&gt; </text:p>
      <text:p text:style-name="P21"><text:s text:c="4"/>&lt;h1&gt;Slide 1&lt;/h1&gt; </text:p>
      <text:p text:style-name="P21"><text:s text:c="2"/>&lt;/ion-slide&gt; </text:p>
      <text:p text:style-name="P21"><text:s text:c="2"/>&lt;ion-slide&gt; </text:p>
      <text:p text:style-name="P21"><text:s text:c="4"/>&lt;h1&gt;Slide 2&lt;/h1&gt; </text:p>
      <text:p text:style-name="P21"><text:s text:c="2"/>&lt;/ion-slide&gt; </text:p>
      <text:p text:style-name="P21"><text:s text:c="2"/>&lt;ion-slide&gt; </text:p>
      <text:p text:style-name="P21"><text:s text:c="4"/>&lt;h1&gt;Slide 3&lt;/h1&gt; </text:p>
      <text:p text:style-name="P21"><text:s text:c="2"/>&lt;/ion-slide&gt; </text:p>
      <text:p text:style-name="P21">&lt;/ion-slides&gt;</text:p>
      <text:p text:style-name="Standard"><text:span text:style-name="T63"><text:line-break/></text:span><text:span text:style-name="T19">A continuación, podemos utilizar </text:span><text:span text:style-name="Source_20_Text"><text:span text:style-name="T39">ViewChild </text:span></text:span><text:span text:style-name="T19">para </text:span><text:span text:style-name="T17">asignar la instancia de Slides a </text:span><text:soft-page-break/><text:span text:style-name="T17">su propiedad </text:span><text:span text:style-name="Source_20_Text"><text:span text:style-name="T6">slides</text:span></text:span><text:span text:style-name="T19">. Ahora podemos llamar a cualquiera de los </text:span><text:a xlink:type="simple" xlink:href="http://ionicframework.com/docs/api/components/slides/Slides/#instance-members"><text:span text:style-name="T13">métodos</text:span></text:a><text:span text:style-name="T27">  </text:span><text:span text:style-name="Source_20_Text"><text:span text:style-name="T9">Slides</text:span></text:span><text:span text:style-name="T19">, por ejemplo, podemos usar el método </text:span><text:span text:style-name="Source_20_Text"><text:span text:style-name="T9">slideTo()</text:span></text:span><text:span text:style-name="T19"> </text:span><text:span text:style-name="T23">del slide </text:span><text:span text:style-name="T19">para navegar a una diapositiva específica en un clic de botón. A continuación llamamos al </text:span><text:span text:style-name="Source_20_Text"><text:span text:style-name="T9"> </text:span></text:span><text:span text:style-name="T19">método </text:span><text:span text:style-name="Source_20_Text"><text:span text:style-name="T9">goToSlide() </text:span></text:span><text:span text:style-name="T19">y éste navega a la 3ª diapositiva:</text:span></text:p>
      <text:p text:style-name="P10"/>
      <text:p text:style-name="P12"/>
      <text:p text:style-name="Standard">import { <text:span text:style-name="T66">ViewChild</text:span> } from '@angular/core'; </text:p>
      <text:p text:style-name="Standard">import { Slides } from 'ionic-angular'; </text:p>
      <text:p text:style-name="Standard"/>
      <text:p text:style-name="Standard">class MyPage { </text:p>
      <text:p text:style-name="Standard"><text:s text:c="2"/><text:span text:style-name="T66">@ViewChild</text:span>(Slides) slides: Slides; </text:p>
      <text:p text:style-name="Standard"/>
      <text:p text:style-name="Standard"><text:s text:c="2"/>goToSlide() { </text:p>
      <text:p text:style-name="Standard"><text:s text:c="4"/>this.slides.slideTo(2, 500); </text:p>
      <text:p text:style-name="Standard"><text:s text:c="2"/>} </text:p>
      <text:p text:style-name="Standard">} </text:p>
      <text:p text:style-name="Standard"/>
      <text:p text:style-name="Standard"/>
      <text:p text:style-name="Standard"/>
      <text:p text:style-name="Standard"/>
      <text:p text:style-name="P5"><text:span text:style-name="T67">clase 125 </text:span><text:span text:style-name="T46">Geolocation</text:span></text:p>
      <text:p text:style-name="P3"/>
      <text:p text:style-name="P4">Obtener la geolocalización del dispositivo</text:p>
      <text:p text:style-name="P4"/>
      <text:p text:style-name="P4"><text:a xlink:type="simple" xlink:href="http://ionicframework.com/docs/native/geolocation/">http://ionicframework.com/docs/native/geolocation/</text:a></text:p>
      <text:p text:style-name="P4"/>
      <text:p text:style-name="P13">Este complemento proporciona información sobre la <text:span text:style-name="T66">ubicación del dispositivo</text:span>, como la <text:span text:style-name="T65">latitud</text:span> y la <text:span text:style-name="T65">longitud</text:span>. Las fuentes comunes de información de ubicación incluyen el <text:span text:style-name="T68">Sistema de Posicionamiento Global (GPS)</text:span> y la <text:span text:style-name="T68">ubicación deducida de las señales de red</text:span>, tales como dirección <text:span text:style-name="T2">IP</text:span>, <text:span text:style-name="T2">RFID</text:span>, <text:span text:style-name="T2">direcciones MAC WiFi </text:span>y <text:span text:style-name="T2">Bluetooth</text:span> y I<text:span text:style-name="T2">D de celdas GSM / CDMA</text:span>.</text:p>
      <text:p text:style-name="P17">Esta API se basa en la Especificación de la API de Geolocalización W3C y sólo se ejecuta en dispositivos que aún no proporcionan una implementación.</text:p>
      <text:p text:style-name="P17"/>
      <text:p text:style-name="P17"><text:span text:style-name="T1">Repo: </text:span><text:a xlink:type="simple" xlink:href="https://github.com/apache/cordova-plugin-geolocation"><text:span text:style-name="T62">https://github.com/apache/cordova-plugin-geolocation</text:span></text:a></text:p>
      <text:p text:style-name="P18"/>
      <text:p text:style-name="P37">ionic cordova plugin add cordova-plugin-geolocation </text:p>
      <text:p text:style-name="P37">npm install --save @ionic-native/geolocation</text:p>
      <text:p text:style-name="P6"/>
      <text:p text:style-name="P9"><text:span text:style-name="T11">Agregar </text:span><text:a xlink:type="simple" xlink:href="https://ionicframework.com/docs/native/#Add_Plugins_to_Your_App_Module"><text:span text:style-name="T10"><text:s/></text:span></text:a><text:a xlink:type="simple" xlink:href="https://ionicframework.com/docs/native/#Add_Plugins_to_Your_App_Module"><text:span text:style-name="T11">este </text:span></text:a><text:a xlink:type="simple" xlink:href="https://ionicframework.com/docs/native/#Add_Plugins_to_Your_App_Module"><text:span text:style-name="T10">plugin </text:span></text:a><text:a xlink:type="simple" xlink:href="https://ionicframework.com/docs/native/#Add_Plugins_to_Your_App_Module"><text:span text:style-name="T11">a su </text:span></text:a><text:a xlink:type="simple" xlink:href="https://ionicframework.com/docs/native/#Add_Plugins_to_Your_App_Module">module</text:a><text:span text:style-name="T10">.</text:span><text:span text:style-name="T11">ts</text:span></text:p>
      <text:p text:style-name="P9"/>
      <text:p text:style-name="P7"><text:soft-page-break/><text:span text:style-name="T40">import</text:span><text:span text:style-name="T41"> </text:span><text:span text:style-name="T42">{ Geolocation } from </text:span><text:span text:style-name="T44">'@ionic-native/geolocation'</text:span><text:span text:style-name="T42">;</text:span></text:p>
      <text:p text:style-name="P7"/>
      <text:p text:style-name="P7"><text:span text:style-name="T40">constructor</text:span><text:span text:style-name="T42">(private geolocation: Geolocation) {}</text:span><text:span text:style-name="T41"> </text:span></text:p>
      <text:p text:style-name="P27"/>
      <text:p text:style-name="P31">//<text:span text:style-name="T69">este codigo obtiene la ubicacion en ese momento</text:span></text:p>
      <text:p text:style-name="P29">this.geolocation.getCurrentPosition()</text:p>
      <text:p text:style-name="P29">.then((resp) =&gt; { </text:p>
      <text:p text:style-name="P28"><text:tab/> // resp.coords.latitude </text:p>
      <text:p text:style-name="P28"><text:s/><text:tab/>// resp.coords.longitude </text:p>
      <text:p text:style-name="P28">}).catch((error) =&gt; { </text:p>
      <text:p text:style-name="P28"><text:s text:c="2"/><text:tab/>console.log('Error getting location', error); </text:p>
      <text:p text:style-name="P28">}); </text:p>
      <text:p text:style-name="P28"/>
      <text:p text:style-name="P30"><text:span text:style-name="T2">//</text:span><text:span text:style-name="T3">este codigo es un observador de la ubicacion. </text:span><text:span text:style-name="T4">Constantemente vela por el cambio de ubicacion</text:span></text:p>
      <text:p text:style-name="P30"><text:span text:style-name="T70">let watch = this.geolocation.watchPosition(); </text:span></text:p>
      <text:p text:style-name="P28">watch.subscribe((data) =&gt; { </text:p>
      <text:p text:style-name="P28"><text:s/><text:tab/>// data can be a set of coordinates, or an error (if an error occurred). </text:p>
      <text:p text:style-name="P28"><text:s/><text:tab/>// data.coords.latitude </text:p>
      <text:p text:style-name="P28"><text:s/><text:tab/>// data.coords.longitude </text:p>
      <text:p text:style-name="Standard"><text:span text:style-name="T43">});</text:span><text:line-break/></text:p>
      <text:p text:style-name="P22">126- Guardar en firebase las posiciones</text:p>
      <text:p text:style-name="P33">127- Mostrar mapa y ver las coordenadas <text:span text:style-name="T76">con una lat y long fija</text:span></text:p>
      <text:p text:style-name="P22"/>
      <text:p text:style-name="P23"><text:a xlink:type="simple" xlink:href="https://angular-maps.com/">https://angular-maps.com/</text:a></text:p>
      <text:p text:style-name="P23"/>
      <text:h text:style-name="P46" text:outline-level="2"><text:bookmark text:name="setting-up-angular-google-maps"/>Configuración de Google Maps angulares</text:h>
      <text:h text:style-name="P42" text:outline-level="3"><text:bookmark text:name="install-angular-google-maps"/><text:span text:style-name="T51">Instalar mapas angulares de Google. </text:span><text:span text:style-name="Source_20_Text"><text:span text:style-name="T47">Angular Google Maps (</text:span></text:span><text:span text:style-name="Source_20_Text"><text:span text:style-name="T48">AGM</text:span></text:span><text:span text:style-name="Source_20_Text"><text:span text:style-name="T47">)</text:span></text:span></text:h>
      <text:p text:style-name="P45"><text:span text:style-name="Source_20_Text"><text:span text:style-name="T30">npm install @agm/core --save</text:span></text:span></text:p>
      <text:h text:style-name="P40" text:outline-level="3"><text:bookmark text:name="setup-ngmodule"/>Configuración @NgModule</text:h>
      <text:p text:style-name="P38"><text:span text:style-name="Source_20_Text"><text:span text:style-name="T48">src/app/app.module.t</text:span></text:span><text:span text:style-name="Source_20_Text"><text:span text:style-name="T49">s</text:span></text:span><text:span text:style-name="T47"><text:line-break/></text:span><text:span text:style-name="Strong_20_Emphasis"><text:span text:style-name="T47">Necesita proporcionar una </text:span></text:span><text:span text:style-name="Strong_20_Emphasis"><text:span text:style-name="T48">clave de la API de Google Maps </text:span></text:span><text:span text:style-name="Strong_20_Emphasis"><text:span text:style-name="T47">para poder ver un mapa. Obtenga una clave de API </text:span></text:span><text:a xlink:type="simple" xlink:href="https://developers.google.com/maps/documentation/javascript/get-api-key?hl=en#key"><text:span text:style-name="Strong_20_Emphasis"><text:span text:style-name="T47">aquí</text:span></text:span></text:a><text:span text:style-name="Strong_20_Emphasis"><text:span text:style-name="T47"> .</text:span></text:span></text:p>
      <text:p text:style-name="P43"/>
      <text:p text:style-name="P43"><text:span text:style-name="Source_20_Text"><text:span text:style-name="T31">import</text:span></text:span><text:span text:style-name="Source_20_Text"><text:span text:style-name="T30"> { </text:span></text:span><text:span text:style-name="Source_20_Text"><text:span text:style-name="T32">AgmCoreModule</text:span></text:span><text:span text:style-name="Source_20_Text"><text:span text:style-name="T30"> } </text:span></text:span><text:span text:style-name="Source_20_Text"><text:span text:style-name="T31">from</text:span></text:span><text:span text:style-name="Source_20_Text"><text:span text:style-name="T30"> </text:span></text:span><text:span text:style-name="Source_20_Text"><text:span text:style-name="T54">'@agm/core'</text:span></text:span><text:span text:style-name="Source_20_Text"><text:span text:style-name="T30">;</text:span></text:span></text:p>
      <text:p text:style-name="P43"/>
      <text:p text:style-name="P43"><text:span text:style-name="Source_20_Text"><text:span text:style-name="T56">@NgModule</text:span></text:span><text:span text:style-name="Source_20_Text"><text:span text:style-name="T30">({</text:span></text:span></text:p>
      <text:p text:style-name="P43"><text:span text:style-name="Source_20_Text"><text:span text:style-name="T28"><text:s text:c="2"/></text:span></text:span><text:span text:style-name="Source_20_Text"><text:span text:style-name="T30">imports: [</text:span></text:span></text:p>
      <text:p text:style-name="P43"><text:soft-page-break/><text:span text:style-name="Source_20_Text"><text:span text:style-name="T28"><text:s text:c="3"/></text:span></text:span></text:p>
      <text:p text:style-name="P43"><text:span text:style-name="Source_20_Text"><text:span text:style-name="T28"><text:s text:c="4"/></text:span></text:span><text:span text:style-name="Source_20_Text"><text:span text:style-name="T32">AgmCoreModule.forRoot({</text:span></text:span></text:p>
      <text:p text:style-name="P43"><text:span text:style-name="Source_20_Text"><text:span text:style-name="T29"><text:s text:c="6"/></text:span></text:span><text:span text:style-name="Source_20_Text"><text:span text:style-name="T32">apiKey: </text:span></text:span><text:span text:style-name="Source_20_Text"><text:span text:style-name="T55">'YOUR_KEY'</text:span></text:span></text:p>
      <text:p text:style-name="P43"><text:span text:style-name="Source_20_Text"><text:span text:style-name="T29"><text:s text:c="4"/></text:span></text:span><text:span text:style-name="Source_20_Text"><text:span text:style-name="T32">})</text:span></text:span></text:p>
      <text:p text:style-name="P43"><text:span text:style-name="Source_20_Text"><text:span text:style-name="T28"><text:s text:c="2"/></text:span></text:span><text:span text:style-name="Source_20_Text"><text:span text:style-name="T30">],</text:span></text:span></text:p>
      <text:p text:style-name="P43"><text:span text:style-name="Source_20_Text"><text:span text:style-name="T28"><text:s text:c="2"/></text:span></text:span></text:p>
      <text:p text:style-name="P43"><text:span text:style-name="Source_20_Text"><text:span text:style-name="T30">})</text:span></text:span></text:p>
      <text:p text:style-name="P44"><text:span text:style-name="Source_20_Text"><text:span text:style-name="T30"/></text:span></text:p>
      <text:h text:style-name="P40" text:outline-level="3">componente de la aplicación</text:h>
      <text:p text:style-name="Standard"><text:span text:style-name="T47"><text:line-break/></text:span><text:span text:style-name="Source_20_Text"><text:span text:style-name="T50">src/app/app.component.ts</text:span></text:span><text:span text:style-name="T50">:</text:span></text:p>
      <text:p text:style-name="Standard"></text:p>
      <text:p text:style-name="Standard">import { Component } from '@angular/core';</text:p>
      <text:p text:style-name="Standard"></text:p>
      <text:p text:style-name="Standard">@Component({</text:p>
      <text:p text:style-name="Standard"><text:s text:c="2"/>selector: 'app-root',</text:p>
      <text:p text:style-name="Standard"><text:s text:c="2"/>templateUrl: 'app.component.html',</text:p>
      <text:p text:style-name="Standard"><text:s text:c="2"/>styleUrls: ['app.component.css'],</text:p>
      <text:p text:style-name="Standard">})</text:p>
      <text:p text:style-name="Standard">export class AppComponent {</text:p>
      <text:p text:style-name="Standard"><text:s text:c="2"/>title: string = 'My first AGM project';</text:p>
      <text:p text:style-name="Standard"><text:s/><text:span text:style-name="T71"><text:s/>lat: number = 51.678418;</text:span></text:p>
      <text:p text:style-name="P32"><text:s text:c="2"/>lng: number = 7.809007;</text:p>
      <text:p text:style-name="Standard">}</text:p>
      <text:p text:style-name="P23"/>
      <text:p text:style-name="P23"><text:span text:style-name="Source_20_Text"><text:span text:style-name="T58">src/app/app.component.html</text:span></text:span><text:span text:style-name="T59"> </text:span></text:p>
      <text:p text:style-name="P24"><text:span text:style-name="T52"></text:span></text:p>
      <text:p text:style-name="P24"><text:span text:style-name="T52">&lt;h1&gt;{{ title }}&lt;/h1&gt;</text:span></text:p>
      <text:p text:style-name="P24"><text:span text:style-name="T52"></text:span></text:p>
      <text:p text:style-name="P24"><text:span text:style-name="T52">&lt;! - esto crea un mapa de google en la página con el </text:span><text:span text:style-name="T60">lat/lng</text:span><text:span text:style-name="T52"> dado -&gt;</text:span></text:p>
      <text:p text:style-name="P24"><text:span text:style-name="T52">&lt;! - el </text:span><text:span text:style-name="T53">componente como el centro inicial del mapa</text:span><text:span text:style-name="T52">: -&gt;</text:span></text:p>
      <text:p text:style-name="P24"><text:span text:style-name="T52">&lt;agm-map [latitude]="lat" [longitude]="lng"&gt;</text:span></text:p>
      <text:p text:style-name="P24"><text:span text:style-name="T52"><text:s text:c="2"/>&lt;agm-marker [latitude]="lat" [longitude]="lng"&gt;&lt;/agm-marker&gt;</text:span></text:p>
      <text:p text:style-name="P24"><text:span text:style-name="T52">&lt;/agm-map&gt;</text:span></text:p>
      <text:p text:style-name="P24"/>
      <text:h text:style-name="P41" text:outline-level="3"><text:bookmark text:name="setup-the-css-file"/>Configurar el archivo CSS</text:h>
      <text:p text:style-name="P24"><text:span text:style-name="T35">a</text:span><text:span text:style-name="T34">gm-map</text:span><text:span text:style-name="T26"> </text:span><text:span text:style-name="T33">{</text:span></text:p>
      <text:p text:style-name="P24"><text:span text:style-name="T33"><text:s/></text:span><text:span text:style-name="T61">height</text:span><text:span text:style-name="T33">: </text:span><text:span text:style-name="T57">300px</text:span><text:span text:style-name="T33">;</text:span></text:p>
      <text:p text:style-name="P24"><text:span text:style-name="T26"><text:s/></text:span><text:span text:style-name="T33">}</text:span></text:p>
      <text:p text:style-name="P24"><text:span text:style-name="T33">//nota: es importante definir la altura, de lo contrario no se vera el mapa</text:span></text:p>
      <text:p text:style-name="P24"/>
      <text:p text:style-name="P34"><text:span text:style-name="T72">12</text:span><text:span text:style-name="T73">8</text:span><text:span text:style-name="T72">- </text:span><text:span text:style-name="T73">Actualizar mapa con lo que tengo en firebase</text:span></text:p>
      <text:p text:style-name="P25"><text:soft-page-break/></text:p>
      <text:p text:style-name="P35"><text:span text:style-name="T73">12</text:span><text:span text:style-name="T74">9</text:span><text:span text:style-name="T73">- </text:span><text:span text:style-name="T75">LOGOUT </text:span><text:span text:style-name="T74">y prueba en el dispositivo</text:span></text:p>
      <text:p text:style-name="P26"><text:span text:style-name="T36">//</text:span><text:span text:style-name="T37">eliminar suscripcion.</text:span></text:p>
      <text:p text:style-name="P35"><text:span text:style-name="T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Roboto1" svg:font-family="Roboto, Arial, sans-serif"/>
    <style:font-face style:name="Roboto" svg:font-family="Roboto, Helvetica, Arial, sans-serif"/>
    <style:font-face style:name="Source Code Pro" svg:font-family="'Source Code Pro', Menlo, Monaco, Consolas, 'Courier New'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4:14:19.658040016</meta:creation-date>
    <meta:generator>LibreOffice/4.2.8.2$Linux_X86_64 LibreOffice_project/420m0$Build-2</meta:generator>
    <dc:date>2017-09-18T21:45:51.947204152</dc:date>
    <meta:editing-duration>PT3H57M9S</meta:editing-duration>
    <meta:editing-cycles>18</meta:editing-cycles>
    <meta:document-statistic meta:table-count="0" meta:image-count="0" meta:object-count="0" meta:page-count="5" meta:paragraph-count="107" meta:word-count="670" meta:character-count="4908" meta:non-whitespace-character-count="4196"/>
  </office:meta>
</office:document-meta>
</file>